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591in"/>
    </style:style>
    <style:style style:name="co4" style:family="table-column">
      <style:table-column-properties fo:break-before="auto" style:column-width="3.0193in"/>
    </style:style>
    <style:style style:name="co5" style:family="table-column">
      <style:table-column-properties fo:break-before="auto" style:column-width="1.4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table table:name="BDP-150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ower On / Standby</text:p>
          </table:table-cell>
          <table:table-cell office:value-type="string">
            <text:p>A181AFBC</text:p>
          </table:table-cell>
        </table:table-row>
        <table:table-row table:style-name="ro1">
          <table:table-cell office:value-type="string">
            <text:p>Power On</text:p>
          </table:table-cell>
          <table:table-cell office:value-type="string">
            <text:p>A181AFBA</text:p>
          </table:table-cell>
        </table:table-row>
        <table:table-row table:style-name="ro1">
          <table:table-cell office:value-type="string">
            <text:p>Power Off</text:p>
          </table:table-cell>
          <table:table-cell office:value-type="string">
            <text:p>A181AFBB</text:p>
          </table:table-cell>
        </table:table-row>
        <table:table-row table:style-name="ro1">
          <table:table-cell office:value-type="string">
            <text:p>Continued</text:p>
          </table:table-cell>
          <table:table-cell office:value-type="string">
            <text:p>A181AFAA</text:p>
          </table:table-cell>
        </table:table-row>
        <table:table-row table:style-name="ro1">
          <table:table-cell office:value-type="string">
            <text:p>Open /Close</text:p>
          </table:table-cell>
          <table:table-cell office:value-type="string">
            <text:p>A181AFB6</text:p>
          </table:table-cell>
        </table:table-row>
        <table:table-row table:style-name="ro1">
          <table:table-cell office:value-type="string">
            <text:p>NETFLIX</text:p>
          </table:table-cell>
          <table:table-cell office:value-type="string">
            <text:p>A181AF6A</text:p>
          </table:table-cell>
        </table:table-row>
        <table:table-row table:style-name="ro1">
          <table:table-cell office:value-type="string">
            <text:p>Home Media Gallery</text:p>
          </table:table-cell>
          <table:table-cell office:value-type="string">
            <text:p>A181AFF7</text:p>
          </table:table-cell>
        </table:table-row>
        <table:table-row table:style-name="ro1">
          <table:table-cell office:value-type="string">
            <text:p>Audio</text:p>
          </table:table-cell>
          <table:table-cell office:value-type="string">
            <text:p>A181AFBE</text:p>
          </table:table-cell>
        </table:table-row>
        <table:table-row table:style-name="ro1">
          <table:table-cell office:value-type="string">
            <text:p>Subtitle</text:p>
          </table:table-cell>
          <table:table-cell office:value-type="string">
            <text:p>A181AF36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A181AFB5</text:p>
          </table:table-cell>
        </table:table-row>
        <table:table-row table:style-name="ro1">
          <table:table-cell office:value-type="string">
            <text:p>Front Light</text:p>
          </table:table-cell>
          <table:table-cell office:value-type="string">
            <text:p>A181AFF9</text:p>
          </table:table-cell>
        </table:table-row>
        <table:table-row table:style-name="ro1">
          <table:table-cell office:value-type="string">
            <text:p>CD/SACD</text:p>
          </table:table-cell>
          <table:table-cell office:value-type="string">
            <text:p>A181AF2A</text:p>
          </table:table-cell>
        </table:table-row>
        <table:table-row table:style-name="ro1">
          <table:table-cell office:value-type="string">
            <text:p>HDMI</text:p>
          </table:table-cell>
          <table:table-cell office:value-type="string">
            <text:p>A181AFF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181AFA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181AFA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181AFA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181AFA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181AFA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181AFA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181AFA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181AFA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181AFA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181AFA0</text:p>
          </table:table-cell>
        </table:table-row>
        <table:table-row table:style-name="ro1">
          <table:table-cell office:value-type="string">
            <text:p>Clear</text:p>
          </table:table-cell>
          <table:table-cell office:value-type="string">
            <text:p>A181AFE5</text:p>
          </table:table-cell>
        </table:table-row>
        <table:table-row table:style-name="ro1">
          <table:table-cell office:value-type="string">
            <text:p>Enter</text:p>
          </table:table-cell>
          <table:table-cell office:value-type="string">
            <text:p>A181AFEF</text:p>
          </table:table-cell>
        </table:table-row>
        <table:table-row table:style-name="ro1">
          <table:table-cell office:value-type="string">
            <text:p>Repeat</text:p>
          </table:table-cell>
          <table:table-cell office:value-type="string">
            <text:p>A181AFE8</text:p>
          </table:table-cell>
        </table:table-row>
        <table:table-row table:style-name="ro1">
          <table:table-cell office:value-type="string">
            <text:p>A - B Repeat</text:p>
          </table:table-cell>
          <table:table-cell office:value-type="string">
            <text:p>A181AFE4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A181AF20</text:p>
          </table:table-cell>
        </table:table-row>
        <table:table-row table:style-name="ro1">
          <table:table-cell office:value-type="string">
            <text:p>Display</text:p>
          </table:table-cell>
          <table:table-cell office:value-type="string">
            <text:p>A181AFE3</text:p>
          </table:table-cell>
        </table:table-row>
        <table:table-row table:style-name="ro1">
          <table:table-cell office:value-type="string">
            <text:p>Function</text:p>
          </table:table-cell>
          <table:table-cell office:value-type="string">
            <text:p>A181AFB3</text:p>
          </table:table-cell>
        </table:table-row>
        <table:table-row table:style-name="ro1">
          <table:table-cell office:value-type="string">
            <text:p>Top Menu</text:p>
          </table:table-cell>
          <table:table-cell office:value-type="string">
            <text:p>A181AFB4</text:p>
          </table:table-cell>
        </table:table-row>
        <table:table-row table:style-name="ro2">
          <table:table-cell office:value-type="string">
            <text:p>Popup Menu / Menu</text:p>
          </table:table-cell>
          <table:table-cell office:value-type="string">
            <text:p>A181AFB9</text:p>
          </table:table-cell>
        </table:table-row>
        <table:table-row table:style-name="ro1">
          <table:table-cell office:value-type="string">
            <text:p>Home Menu</text:p>
          </table:table-cell>
          <table:table-cell office:value-type="string">
            <text:p>A181AFB0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A181AFF4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184FFFF</text:p>
          </table:table-cell>
        </table:table-row>
        <table:table-row table:style-name="ro1">
          <table:table-cell office:value-type="string">
            <text:p>LEFT</text:p>
          </table:table-cell>
          <table:table-cell office:value-type="string">
            <text:p>A186FFFF</text:p>
          </table:table-cell>
        </table:table-row>
        <table:table-row table:style-name="ro1">
          <table:table-cell office:value-type="string">
            <text:p>DOWN</text:p>
          </table:table-cell>
          <table:table-cell office:value-type="string">
            <text:p>A185FFFF</text:p>
          </table:table-cell>
        </table:table-row>
        <table:table-row table:style-name="ro1">
          <table:table-cell office:value-type="string">
            <text:p>RIGHT</text:p>
          </table:table-cell>
          <table:table-cell office:value-type="string">
            <text:p>A187FFFF</text:p>
          </table:table-cell>
        </table:table-row>
        <table:table-row table:style-name="ro1">
          <table:table-cell office:value-type="string">
            <text:p>Reverse Scan</text:p>
          </table:table-cell>
          <table:table-cell office:value-type="string">
            <text:p>A181AFEA</text:p>
          </table:table-cell>
        </table:table-row>
        <table:table-row table:style-name="ro1">
          <table:table-cell office:value-type="string">
            <text:p>Play / Pause</text:p>
          </table:table-cell>
          <table:table-cell office:value-type="string">
            <text:p>A181AF35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A181AF39</text:p>
          </table:table-cell>
        </table:table-row>
        <table:table-row table:style-name="ro1">
          <table:table-cell office:value-type="string">
            <text:p>Pause</text:p>
          </table:table-cell>
          <table:table-cell office:value-type="string">
            <text:p>A181AF3A</text:p>
          </table:table-cell>
        </table:table-row>
        <table:table-row table:style-name="ro1">
          <table:table-cell office:value-type="string">
            <text:p>Forward Scan</text:p>
          </table:table-cell>
          <table:table-cell office:value-type="string">
            <text:p>A181AFE9</text:p>
          </table:table-cell>
        </table:table-row>
        <table:table-row table:style-name="ro1">
          <table:table-cell office:value-type="string">
            <text:p>Rev Skip / Slow / Step</text:p>
          </table:table-cell>
          <table:table-cell office:value-type="string">
            <text:p>A181AF3E</text:p>
          </table:table-cell>
        </table:table-row>
        <table:table-row table:style-name="ro1">
          <table:table-cell office:value-type="string">
            <text:p>Stop</text:p>
          </table:table-cell>
          <table:table-cell office:value-type="string">
            <text:p>A181AF38</text:p>
          </table:table-cell>
        </table:table-row>
        <table:table-row table:style-name="ro1">
          <table:table-cell office:value-type="string">
            <text:p>Fwd Skip / Slow / Step</text:p>
          </table:table-cell>
          <table:table-cell office:value-type="string">
            <text:p>A181AF3D</text:p>
          </table:table-cell>
        </table:table-row>
        <table:table-row table:style-name="ro1">
          <table:table-cell office:value-type="string">
            <text:p>Red / Program</text:p>
          </table:table-cell>
          <table:table-cell office:value-type="string">
            <text:p>A181AF60</text:p>
          </table:table-cell>
        </table:table-row>
        <table:table-row table:style-name="ro1">
          <table:table-cell office:value-type="string">
            <text:p>Green / Bookmark</text:p>
          </table:table-cell>
          <table:table-cell office:value-type="string">
            <text:p>A181AF61</text:p>
          </table:table-cell>
        </table:table-row>
        <table:table-row table:style-name="ro1">
          <table:table-cell office:value-type="string">
            <text:p>Blue / Zoom</text:p>
          </table:table-cell>
          <table:table-cell office:value-type="string">
            <text:p>A181AF62</text:p>
          </table:table-cell>
        </table:table-row>
        <table:table-row table:style-name="ro1">
          <table:table-cell office:value-type="string">
            <text:p>Yellow / Index</text:p>
          </table:table-cell>
          <table:table-cell office:value-type="string">
            <text:p>A181AF63</text:p>
          </table:table-cell>
        </table:table-row>
      </table:table>
      <table:table table:name="VSX-1123-K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3">
          <table:table-cell office:value-type="string">
            <text:p>Event Group</text:p>
          </table:table-cell>
          <table:table-cell office:value-type="string">
            <text:p>Event Name</text:p>
          </table:table-cell>
          <table:table-cell office:value-type="string">
            <text:p>Remote control code</text:p>
            <text:p>(Mode 1)</text:p>
          </table:table-cell>
          <table:table-cell office:value-type="string">
            <text:p>VSX-1122</text:p>
          </table:table-cell>
        </table:table-row>
        <table:table-row table:style-name="ro1">
          <table:table-cell office:value-type="string">
            <text:p>Input system</text:p>
          </table:table-cell>
          <table:table-cell office:value-type="string">
            <text:p>function BD</text:p>
          </table:table-cell>
          <table:table-cell office:value-type="string">
            <text:p>A55C+A5C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VD</text:p>
          </table:table-cell>
          <table:table-cell office:value-type="string">
            <text:p>A58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AT/CBL</text:p>
          </table:table-cell>
          <table:table-cell office:value-type="string">
            <text:p>A51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VR/BDR</text:p>
          </table:table-cell>
          <table:table-cell office:value-type="string">
            <text:p>A58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DEO 1</text:p>
          </table:table-cell>
          <table:table-cell office:value-type="string">
            <text:p>A51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GAME</text:p>
          </table:table-cell>
          <table:table-cell office:value-type="string">
            <text:p>A55C+A5C5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HDMI 1</text:p>
          </table:table-cell>
          <table:table-cell office:value-type="string">
            <text:p>A55E+A5C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2</text:p>
          </table:table-cell>
          <table:table-cell office:value-type="string">
            <text:p>A55E+A5C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3</text:p>
          </table:table-cell>
          <table:table-cell office:value-type="string">
            <text:p>A55E+A5C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4</text:p>
          </table:table-cell>
          <table:table-cell office:value-type="string">
            <text:p>A55E+A5CD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5</text:p>
          </table:table-cell>
          <table:table-cell office:value-type="string">
            <text:p>A55E+A5C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6</text:p>
          </table:table-cell>
          <table:table-cell office:value-type="string">
            <text:p>A55E+A5C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7</text:p>
          </table:table-cell>
          <table:table-cell office:value-type="string">
            <text:p>A55E+A5C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TWORK</text:p>
          </table:table-cell>
          <table:table-cell office:value-type="string">
            <text:p>A55C+A5C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INTERNET RADIO</text:p>
          </table:table-cell>
          <table:table-cell office:value-type="string">
            <text:p>A55C+A5C8</text:p>
          </table:table-cell>
          <table:table-cell office:value-type="string">
            <text:p>○</text:p>
          </table:table-cell>
        </table:table-row>
        <table:table-row table:style-name="ro4">
          <table:table-cell/>
          <table:table-cell office:value-type="string">
            <text:p>SiriusXM</text:p>
          </table:table-cell>
          <table:table-cell office:value-type="string">
            <text:p>A55C+A5C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ANDORA</text:p>
          </table:table-cell>
          <table:table-cell office:value-type="string">
            <text:p>A55C+A5C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EDIA SERVER</text:p>
          </table:table-cell>
          <table:table-cell office:value-type="string">
            <text:p>A55C+A5C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AVORITES</text:p>
          </table:table-cell>
          <table:table-cell office:value-type="string">
            <text:p>A55C+A5CF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iPod/USB</text:p>
          </table:table-cell>
          <table:table-cell office:value-type="string">
            <text:p>A59E+A5C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USB-DAC</text:p>
          </table:table-cell>
          <table:table-cell office:value-type="string">
            <text:p>A59E+A5C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TV</text:p>
          </table:table-cell>
          <table:table-cell office:value-type="string">
            <text:p>A50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D</text:p>
          </table:table-cell>
          <table:table-cell office:value-type="string">
            <text:p>A54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</text:p>
          </table:table-cell>
          <table:table-cell office:value-type="string">
            <text:p>A54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HONO</text:p>
          </table:table-cell>
          <table:table-cell office:value-type="string">
            <text:p>A54D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MULTI CH IN</text:p>
          </table:table-cell>
          <table:table-cell office:value-type="string">
            <text:p>A55E+A50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ADAPTER PORT</text:p>
          </table:table-cell>
          <table:table-cell office:value-type="string">
            <text:p>A55C+A5C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HL</text:p>
          </table:table-cell>
          <table:table-cell office:value-type="string">
            <text:p>A513+AF2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HDMI</text:p>
          </table:table-cell>
          <table:table-cell office:value-type="string">
            <text:p>A556+A5C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INPUT SELECT</text:p>
          </table:table-cell>
          <table:table-cell office:value-type="string">
            <text:p>A55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INPUT SELECT REVERSE</text:p>
          </table:table-cell>
          <table:table-cell office:value-type="string">
            <text:p>A556+A5C1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uto Function</text:p>
          </table:table-cell>
          <table:table-cell office:value-type="string">
            <text:p>Auto Function BD</text:p>
          </table:table-cell>
          <table:table-cell office:value-type="string">
            <text:p>A59B+A500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string">
            <text:p>Input w/Power</text:p>
          </table:table-cell>
          <table:table-cell office:value-type="string">
            <text:p>Auto Function DVD</text:p>
          </table:table-cell>
          <table:table-cell office:value-type="string">
            <text:p>A59B+A5C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SAT/CBL</text:p>
          </table:table-cell>
          <table:table-cell office:value-type="string">
            <text:p>A59B+A5C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DVR/BDR</text:p>
          </table:table-cell>
          <table:table-cell office:value-type="string">
            <text:p>A59B+A5D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VIDEO 1</text:p>
          </table:table-cell>
          <table:table-cell office:value-type="string">
            <text:p>A59B+A5C9</text:p>
          </table:table-cell>
          <table:table-cell office:value-type="string">
            <text:p>×</text:p>
          </table:table-cell>
        </table:table-row>
        <table:table-row table:style-name="ro4">
          <table:table-cell/>
          <table:table-cell office:value-type="string">
            <text:p>Auto Funstion GAME</text:p>
          </table:table-cell>
          <table:table-cell office:value-type="string">
            <text:p>A59B+A50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Auto Function HDMI 1</text:p>
          </table:table-cell>
          <table:table-cell office:value-type="string">
            <text:p>A55E+A5D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HDMI 2</text:p>
          </table:table-cell>
          <table:table-cell office:value-type="string">
            <text:p>A55E+A5D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HDMI 3</text:p>
          </table:table-cell>
          <table:table-cell office:value-type="string">
            <text:p>A55E+A5D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HDMI 4</text:p>
          </table:table-cell>
          <table:table-cell office:value-type="string">
            <text:p>A55E+A5DD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HDMI 5</text:p>
          </table:table-cell>
          <table:table-cell office:value-type="string">
            <text:p>A55E+A5D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HDMI 6</text:p>
          </table:table-cell>
          <table:table-cell office:value-type="string">
            <text:p>A55E+A5DF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HDMI 7</text:p>
          </table:table-cell>
          <table:table-cell office:value-type="string">
            <text:p>A55C+A5D0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Auto Function NETWORK</text:p>
          </table:table-cell>
          <table:table-cell office:value-type="string">
            <text:p>A59B+A50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INTERNET RADIO</text:p>
          </table:table-cell>
          <table:table-cell office:value-type="string">
            <text:p>A55C+A5D1</text:p>
          </table:table-cell>
          <table:table-cell office:value-type="string">
            <text:p>○</text:p>
          </table:table-cell>
        </table:table-row>
        <table:table-row table:style-name="ro4">
          <table:table-cell/>
          <table:table-cell office:value-type="string">
            <text:p>Auto Function SiriusXM</text:p>
          </table:table-cell>
          <table:table-cell office:value-type="string">
            <text:p>A55C+A5D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PANDORA</text:p>
          </table:table-cell>
          <table:table-cell office:value-type="string">
            <text:p>A55C+A5D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MEDIA SERVER</text:p>
          </table:table-cell>
          <table:table-cell office:value-type="string">
            <text:p>A55C+A5D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FAVORITES</text:p>
          </table:table-cell>
          <table:table-cell office:value-type="string">
            <text:p>A55C+A5D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iPod/USB</text:p>
          </table:table-cell>
          <table:table-cell office:value-type="string">
            <text:p>A55E+A5D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USB-DAC</text:p>
          </table:table-cell>
          <table:table-cell office:value-type="string">
            <text:p>A55C+A5D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Auto Function TV</text:p>
          </table:table-cell>
          <table:table-cell office:value-type="string">
            <text:p>A59B+A5CD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CD</text:p>
          </table:table-cell>
          <table:table-cell office:value-type="string">
            <text:p>A59B+A5C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TUNER</text:p>
          </table:table-cell>
          <table:table-cell office:value-type="string">
            <text:p>A59B+A5C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PHONO</text:p>
          </table:table-cell>
          <table:table-cell office:value-type="string">
            <text:p>A59B+A5C1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Auto Function MULTI CH IN</text:p>
          </table:table-cell>
          <table:table-cell office:value-type="string">
            <text:p>A55E+A5D2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Auto Function ADAPTER PORT</text:p>
          </table:table-cell>
          <table:table-cell office:value-type="string">
            <text:p>A59B+A50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Function MHL</text:p>
          </table:table-cell>
          <table:table-cell office:value-type="string">
            <text:p>A513+AF29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ub ZONE system</text:p>
          </table:table-cell>
          <table:table-cell office:value-type="string">
            <text:p>MULTI-ZONE ON/OFF</text:p>
          </table:table-cell>
          <table:table-cell office:value-type="string">
            <text:p>A59C+A5D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ON</text:p>
          </table:table-cell>
          <table:table-cell office:value-type="string">
            <text:p>A599+A50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OFF</text:p>
          </table:table-cell>
          <table:table-cell office:value-type="string">
            <text:p>A599+A50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ON/OFF</text:p>
          </table:table-cell>
          <table:table-cell office:value-type="string">
            <text:p>A599+A5D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3 ON</text:p>
          </table:table-cell>
          <table:table-cell office:value-type="string">
            <text:p>A599+A50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OFF</text:p>
          </table:table-cell>
          <table:table-cell office:value-type="string">
            <text:p>A599+A50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ON/OFF</text:p>
          </table:table-cell>
          <table:table-cell office:value-type="string">
            <text:p>A599+A5D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ON</text:p>
          </table:table-cell>
          <table:table-cell office:value-type="string">
            <text:p>A59C+A5CD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OFF</text:p>
          </table:table-cell>
          <table:table-cell office:value-type="string">
            <text:p>A59C+A5CE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ON/OFF</text:p>
          </table:table-cell>
          <table:table-cell office:value-type="string">
            <text:p>A59C+A5CF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ZONE 2 INPUT SELECT</text:p>
          </table:table-cell>
          <table:table-cell office:value-type="string">
            <text:p>A59E+A5D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INPUT REVERSE</text:p>
          </table:table-cell>
          <table:table-cell office:value-type="string">
            <text:p>A599+A50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DVD</text:p>
          </table:table-cell>
          <table:table-cell office:value-type="string">
            <text:p>A59E+A5D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SAT/CBL</text:p>
          </table:table-cell>
          <table:table-cell office:value-type="string">
            <text:p>A59E+A5D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DVR/BDR</text:p>
          </table:table-cell>
          <table:table-cell office:value-type="string">
            <text:p>A59E+A5C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VIDEO 1</text:p>
          </table:table-cell>
          <table:table-cell office:value-type="string">
            <text:p>A59E+A5D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2 NETWORK</text:p>
          </table:table-cell>
          <table:table-cell office:value-type="string">
            <text:p>A59C+A5D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INTERNET RADIO</text:p>
          </table:table-cell>
          <table:table-cell office:value-type="string">
            <text:p>A59C+A50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SiriusXM</text:p>
          </table:table-cell>
          <table:table-cell office:value-type="string">
            <text:p>A59C+A50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PANDORA</text:p>
          </table:table-cell>
          <table:table-cell office:value-type="string">
            <text:p>A59C+A50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MEDIA SERVER</text:p>
          </table:table-cell>
          <table:table-cell office:value-type="string">
            <text:p>A59C+A50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FAVORITES</text:p>
          </table:table-cell>
          <table:table-cell office:value-type="string">
            <text:p>A59C+A50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iPod/USB</text:p>
          </table:table-cell>
          <table:table-cell office:value-type="string">
            <text:p>A599+A50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USB-DAC</text:p>
          </table:table-cell>
          <table:table-cell office:value-type="string">
            <text:p>A59C+A50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2 TV</text:p>
          </table:table-cell>
          <table:table-cell office:value-type="string">
            <text:p>A59E+A5D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CD</text:p>
          </table:table-cell>
          <table:table-cell office:value-type="string">
            <text:p>A59E+A5D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TUNER</text:p>
          </table:table-cell>
          <table:table-cell office:value-type="string">
            <text:p>A59E+A5D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ADAPTER PORT</text:p>
          </table:table-cell>
          <table:table-cell office:value-type="string">
            <text:p>A59C+A5D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MUTE ON/OFF</text:p>
          </table:table-cell>
          <table:table-cell office:value-type="string">
            <text:p>A599+A5D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MUTE ON</text:p>
          </table:table-cell>
          <table:table-cell office:value-type="string">
            <text:p>A599+A5D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MUTE OFF</text:p>
          </table:table-cell>
          <table:table-cell office:value-type="string">
            <text:p>A599+A5D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VOLUME UP</text:p>
          </table:table-cell>
          <table:table-cell office:value-type="string">
            <text:p>A557+A5C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ZONE 2 VOLUME DOWN</text:p>
          </table:table-cell>
          <table:table-cell office:value-type="string">
            <text:p>A557+A5C4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ZONE 3 INPUT SELECT</text:p>
          </table:table-cell>
          <table:table-cell office:value-type="string">
            <text:p>A599+A5C0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INPUT REVERSE</text:p>
          </table:table-cell>
          <table:table-cell office:value-type="string">
            <text:p>A599+A5C1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DVD</text:p>
          </table:table-cell>
          <table:table-cell office:value-type="string">
            <text:p>A599+A5C2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SAT/CBL</text:p>
          </table:table-cell>
          <table:table-cell office:value-type="string">
            <text:p>A599+A5C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DVR/BDR</text:p>
          </table:table-cell>
          <table:table-cell office:value-type="string">
            <text:p>A599+A5C5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VIDEO 1</text:p>
          </table:table-cell>
          <table:table-cell office:value-type="string">
            <text:p>A599+A5D1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NETWORK</text:p>
          </table:table-cell>
          <table:table-cell office:value-type="string">
            <text:p>A59C+A5D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INTERNET RADIO</text:p>
          </table:table-cell>
          <table:table-cell office:value-type="string">
            <text:p>A59D+A500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SiriusXM</text:p>
          </table:table-cell>
          <table:table-cell office:value-type="string">
            <text:p>A59D+A502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PANDORA</text:p>
          </table:table-cell>
          <table:table-cell office:value-type="string">
            <text:p>A59D+A503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MEDIA SERVER</text:p>
          </table:table-cell>
          <table:table-cell office:value-type="string">
            <text:p>A59D+A50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FAVORITES</text:p>
          </table:table-cell>
          <table:table-cell office:value-type="string">
            <text:p>A59D+A50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iPod/USB</text:p>
          </table:table-cell>
          <table:table-cell office:value-type="string">
            <text:p>A599+A5CC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USB-DAC</text:p>
          </table:table-cell>
          <table:table-cell office:value-type="string">
            <text:p>A59D+A50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TV</text:p>
          </table:table-cell>
          <table:table-cell office:value-type="string">
            <text:p>A599+A5C3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CD</text:p>
          </table:table-cell>
          <table:table-cell office:value-type="string">
            <text:p>A599+A5C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TUNER</text:p>
          </table:table-cell>
          <table:table-cell office:value-type="string">
            <text:p>A599+A5C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ADAPTER PORT</text:p>
          </table:table-cell>
          <table:table-cell office:value-type="string">
            <text:p>A59C+A5DF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MUTE ON/OFF</text:p>
          </table:table-cell>
          <table:table-cell office:value-type="string">
            <text:p>A599+A5DC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MUTE ON</text:p>
          </table:table-cell>
          <table:table-cell office:value-type="string">
            <text:p>A599+A5DD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MUTE OFF</text:p>
          </table:table-cell>
          <table:table-cell office:value-type="string">
            <text:p>A599+A5DE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VOLUME UP</text:p>
          </table:table-cell>
          <table:table-cell office:value-type="string">
            <text:p>A599+A5CF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3 VOLUME DOWN</text:p>
          </table:table-cell>
          <table:table-cell office:value-type="string">
            <text:p>A599+A5D0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ZONE 4 INPUT SELECT</text:p>
          </table:table-cell>
          <table:table-cell office:value-type="string">
            <text:p>A59D+A5C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INPUT REVERSE</text:p>
          </table:table-cell>
          <table:table-cell office:value-type="string">
            <text:p>A59D+A5CA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BD</text:p>
          </table:table-cell>
          <table:table-cell office:value-type="string">
            <text:p>A59D+A5CB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DVD</text:p>
          </table:table-cell>
          <table:table-cell office:value-type="string">
            <text:p>A59D+A5CC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SAT/CBL</text:p>
          </table:table-cell>
          <table:table-cell office:value-type="string">
            <text:p>A59D+A5CD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DVR/BDR</text:p>
          </table:table-cell>
          <table:table-cell office:value-type="string">
            <text:p>A59D+A5CE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VIDEO 1</text:p>
          </table:table-cell>
          <table:table-cell office:value-type="string">
            <text:p>A59D+A5CF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HDMI 1</text:p>
          </table:table-cell>
          <table:table-cell office:value-type="string">
            <text:p>A59D+A5D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HDMI 2</text:p>
          </table:table-cell>
          <table:table-cell office:value-type="string">
            <text:p>A59D+A5D5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HDMI 3</text:p>
          </table:table-cell>
          <table:table-cell office:value-type="string">
            <text:p>A59D+A5D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HDMI 4</text:p>
          </table:table-cell>
          <table:table-cell office:value-type="string">
            <text:p>A59D+A5D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HDMI 5</text:p>
          </table:table-cell>
          <table:table-cell office:value-type="string">
            <text:p>A59D+A5D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MHL</text:p>
          </table:table-cell>
          <table:table-cell office:value-type="string">
            <text:p>A513+AF2A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ZONE 4 HDMI</text:p>
          </table:table-cell>
          <table:table-cell office:value-type="string">
            <text:p>A59D+A5DB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mp system</text:p>
          </table:table-cell>
          <table:table-cell office:value-type="string">
            <text:p>POWER ON/OFF</text:p>
          </table:table-cell>
          <table:table-cell office:value-type="string">
            <text:p>A51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OWER ON</text:p>
          </table:table-cell>
          <table:table-cell office:value-type="string">
            <text:p>A51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OWER OFF</text:p>
          </table:table-cell>
          <table:table-cell office:value-type="string">
            <text:p>A51B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MUTE ON/OFF</text:p>
          </table:table-cell>
          <table:table-cell office:value-type="string">
            <text:p>A51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UTE ON</text:p>
          </table:table-cell>
          <table:table-cell office:value-type="string">
            <text:p>A55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UTE OFF</text:p>
          </table:table-cell>
          <table:table-cell office:value-type="string">
            <text:p>A55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OLUME UP</text:p>
          </table:table-cell>
          <table:table-cell office:value-type="string">
            <text:p>A50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OLUME DOWN</text:p>
          </table:table-cell>
          <table:table-cell office:value-type="string">
            <text:p>A50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PEAKERS</text:p>
          </table:table-cell>
          <table:table-cell office:value-type="string">
            <text:p>A556+A50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PEAKERS A ON</text:p>
          </table:table-cell>
          <table:table-cell office:value-type="string">
            <text:p>A559+A50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PEAKERS B ON</text:p>
          </table:table-cell>
          <table:table-cell office:value-type="string">
            <text:p>A559+A50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PEAKERS A+B ON</text:p>
          </table:table-cell>
          <table:table-cell office:value-type="string">
            <text:p>A559+A50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PEAKERS OFF</text:p>
          </table:table-cell>
          <table:table-cell office:value-type="string">
            <text:p>A559+A50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MMER (cyclic)</text:p>
          </table:table-cell>
          <table:table-cell office:value-type="string">
            <text:p>A556+A50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LEEP (cyclic)</text:p>
          </table:table-cell>
          <table:table-cell office:value-type="string">
            <text:p>A54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A59B+A5DD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OUTPUT SELECT</text:p>
          </table:table-cell>
          <table:table-cell office:value-type="string">
            <text:p>A55B+A5C2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HDMI OUT ALL</text:p>
          </table:table-cell>
          <table:table-cell office:value-type="string">
            <text:p>A55B+A5C3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HDMI OUT 1</text:p>
          </table:table-cell>
          <table:table-cell office:value-type="string">
            <text:p>A55B+A5C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HDMI OUT 2</text:p>
          </table:table-cell>
          <table:table-cell office:value-type="string">
            <text:p>A55B+A5C5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EC</text:p>
          </table:table-cell>
          <table:table-cell office:value-type="string">
            <text:p>PQLS</text:p>
          </table:table-cell>
          <table:table-cell office:value-type="string">
            <text:p>A55A+A5CF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QLS AUTO</text:p>
          </table:table-cell>
          <table:table-cell office:value-type="string">
            <text:p>A55A+A5D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QLS OFF</text:p>
          </table:table-cell>
          <table:table-cell office:value-type="string">
            <text:p>A55A+A5D4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urround syste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ereo Group</text:p>
          </table:table-cell>
          <table:table-cell office:value-type="string">
            <text:p>STEREO</text:p>
          </table:table-cell>
          <table:table-cell office:value-type="string">
            <text:p>A59F+A5C0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ndard Group</text:p>
          </table:table-cell>
          <table:table-cell office:value-type="string">
            <text:p>STANDARD</text:p>
          </table:table-cell>
          <table:table-cell office:value-type="string">
            <text:p>A55E+A508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ndard</text:p>
          </table:table-cell>
          <table:table-cell office:value-type="string">
            <text:p>STEREO</text:p>
          </table:table-cell>
          <table:table-cell office:value-type="string">
            <text:p>A557+A5CA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string">
            <text:p>for 2ch</text:p>
          </table:table-cell>
          <table:table-cell office:value-type="string">
            <text:p>PRO LOGIC2 MOVIE</text:p>
          </table:table-cell>
          <table:table-cell office:value-type="string">
            <text:p>A59A+A500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string">
            <text:p>include LtRt</text:p>
          </table:table-cell>
          <table:table-cell office:value-type="string">
            <text:p>PRO LOGIC2x MOVIE</text:p>
          </table:table-cell>
          <table:table-cell office:value-type="string">
            <text:p>A59A+A5C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O LOGIC2 MUSIC</text:p>
          </table:table-cell>
          <table:table-cell office:value-type="string">
            <text:p>A59A+A50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O LOGIC2x MUSIC</text:p>
          </table:table-cell>
          <table:table-cell office:value-type="string">
            <text:p>A59A+A5C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O LOGIC2 GAME</text:p>
          </table:table-cell>
          <table:table-cell office:value-type="string">
            <text:p>A59A+A50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O LOGIC2x GAME</text:p>
          </table:table-cell>
          <table:table-cell office:value-type="string">
            <text:p>A59A+A5C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O LOGIC2z HEIGHT</text:p>
          </table:table-cell>
          <table:table-cell office:value-type="string">
            <text:p>A557+A5D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WIDE SURROUND MOVIE</text:p>
          </table:table-cell>
          <table:table-cell office:value-type="string">
            <text:p>A557+A5D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WIDE SURROUND MUSIC</text:p>
          </table:table-cell>
          <table:table-cell office:value-type="string">
            <text:p>A557+A5D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O LOGIC</text:p>
          </table:table-cell>
          <table:table-cell office:value-type="string">
            <text:p>A59F+A5C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o:6 CINEMA</text:p>
          </table:table-cell>
          <table:table-cell office:value-type="string">
            <text:p>A59A+A50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o:6 MUSIC</text:p>
          </table:table-cell>
          <table:table-cell office:value-type="string">
            <text:p>A59A+A50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o:X CINEMA</text:p>
          </table:table-cell>
          <table:table-cell office:value-type="string">
            <text:p>A556+A5D0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o:X MUSIC</text:p>
          </table:table-cell>
          <table:table-cell office:value-type="string">
            <text:p>A556+A5D1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o:X GAME</text:p>
          </table:table-cell>
          <table:table-cell office:value-type="string">
            <text:p>A556+A5D2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ndard</text:p>
          </table:table-cell>
          <table:table-cell office:value-type="string">
            <text:p>(Multi ch source)</text:p>
          </table:table-cell>
          <table:table-cell office:value-type="string">
            <text:p>A59A+A5C9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string">
            <text:p>for Multi-ch</text:p>
          </table:table-cell>
          <table:table-cell office:value-type="string">
            <text:p>(Multi ch source)+DOLBY EX</text:p>
          </table:table-cell>
          <table:table-cell office:value-type="string">
            <text:p>A59A+A5C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+PRO LOGIC2x MOVIE</text:p>
          </table:table-cell>
          <table:table-cell office:value-type="string">
            <text:p>A59A+A5C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+PRO LOGIC2x MUSIC</text:p>
          </table:table-cell>
          <table:table-cell office:value-type="string">
            <text:p>A59A+A5C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+PRO LOGIC2z HEIGHT</text:p>
          </table:table-cell>
          <table:table-cell office:value-type="string">
            <text:p>A557+A5D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+WIDE SURROUND MOVIE</text:p>
          </table:table-cell>
          <table:table-cell office:value-type="string">
            <text:p>A557+A5D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+WIDE SURROUND MUSIC</text:p>
          </table:table-cell>
          <table:table-cell office:value-type="string">
            <text:p>A557+A5D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DTS-ES Neo:6</text:p>
          </table:table-cell>
          <table:table-cell office:value-type="string">
            <text:p>A59A+A5CD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DTS-ES matrix</text:p>
          </table:table-cell>
          <table:table-cell office:value-type="string">
            <text:p>A59A+A5C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DTS-ES discrete</text:p>
          </table:table-cell>
          <table:table-cell office:value-type="string">
            <text:p>A59A+A5CF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DTS-ES 8ch discrete</text:p>
          </table:table-cell>
          <table:table-cell office:value-type="string">
            <text:p>A557+A5C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(Multi ch source)+Neo:X CINEMA</text:p>
          </table:table-cell>
          <table:table-cell office:value-type="string">
            <text:p>A556+A5D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(Multi ch source)+Neo:X MUSIC</text:p>
          </table:table-cell>
          <table:table-cell office:value-type="string">
            <text:p>A556+A5D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(Multi ch source)+Neo:X GAME</text:p>
          </table:table-cell>
          <table:table-cell office:value-type="string">
            <text:p>A556+A5D8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Group</text:p>
          </table:table-cell>
          <table:table-cell office:value-type="string">
            <text:p>ADVANCED SURROUND</text:p>
          </table:table-cell>
          <table:table-cell office:value-type="string">
            <text:p>A59F+A5D3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</text:p>
          </table:table-cell>
          <table:table-cell office:value-type="string">
            <text:p>ACTION</text:p>
          </table:table-cell>
          <table:table-cell office:value-type="string">
            <text:p>A59F+A5D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RAMA</text:p>
          </table:table-cell>
          <table:table-cell office:value-type="string">
            <text:p>A59F+A5D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CI-FI</text:p>
          </table:table-cell>
          <table:table-cell office:value-type="string">
            <text:p>A59A+A50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ONO FILM</text:p>
          </table:table-cell>
          <table:table-cell office:value-type="string">
            <text:p>A59A+A50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NTERTAINMENT SHOW</text:p>
          </table:table-cell>
          <table:table-cell office:value-type="string">
            <text:p>A59F+A5D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XPANDED THEATER</text:p>
          </table:table-cell>
          <table:table-cell office:value-type="string">
            <text:p>A59F+A5D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V SURROUND</text:p>
          </table:table-cell>
          <table:table-cell office:value-type="string">
            <text:p>A59F+A5D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DV.GAME</text:p>
          </table:table-cell>
          <table:table-cell office:value-type="string">
            <text:p>A59F+A5D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PORTS</text:p>
          </table:table-cell>
          <table:table-cell office:value-type="string">
            <text:p>A59A+A5C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LASSICAL</text:p>
          </table:table-cell>
          <table:table-cell office:value-type="string">
            <text:p>A59A+A50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OCK/POP</text:p>
          </table:table-cell>
          <table:table-cell office:value-type="string">
            <text:p>A59A+A50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UNPLUGGED</text:p>
          </table:table-cell>
          <table:table-cell office:value-type="string">
            <text:p>A59F+A5C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XTENDED STEREO</text:p>
          </table:table-cell>
          <table:table-cell office:value-type="string">
            <text:p>A59A+A5C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ront Stage Surround Advance Focus</text:p>
          </table:table-cell>
          <table:table-cell office:value-type="string">
            <text:p>A557+A5C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ront Stage Surround Advance Wide</text:p>
          </table:table-cell>
          <table:table-cell office:value-type="string">
            <text:p>A557+A5C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TRIEVER AIR</text:p>
          </table:table-cell>
          <table:table-cell office:value-type="string">
            <text:p>A557+A5D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HONES SURROUND</text:p>
          </table:table-cell>
          <table:table-cell office:value-type="string">
            <text:p>A59F+A5DB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X Group</text:p>
          </table:table-cell>
          <table:table-cell office:value-type="string">
            <text:p>THX</text:p>
          </table:table-cell>
          <table:table-cell office:value-type="string">
            <text:p>A59F+A5D1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X</text:p>
          </table:table-cell>
          <table:table-cell office:value-type="string">
            <text:p>PROLOGIC + THX CINEMA</text:p>
          </table:table-cell>
          <table:table-cell office:value-type="string">
            <text:p>A59A+A5D0</text:p>
          </table:table-cell>
          <table:table-cell office:value-type="string">
            <text:p>×</text:p>
          </table:table-cell>
        </table:table-row>
        <table:table-row table:style-name="ro1">
          <table:table-cell office:value-type="string">
            <text:p>for 2ch</text:p>
          </table:table-cell>
          <table:table-cell office:value-type="string">
            <text:p>PL2 MOVIE + THX CINEMA</text:p>
          </table:table-cell>
          <table:table-cell office:value-type="string">
            <text:p>A59A+A5D1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x MOVIE + THX CINEMA</text:p>
          </table:table-cell>
          <table:table-cell office:value-type="string">
            <text:p>A59A+A5D3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z Height + THX CINEMA</text:p>
          </table:table-cell>
          <table:table-cell office:value-type="string">
            <text:p>A557+A5D5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THX CINEMA (2ch)</text:p>
          </table:table-cell>
          <table:table-cell office:value-type="string">
            <text:p>A541+A5D0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THX MUSIC (2ch)</text:p>
          </table:table-cell>
          <table:table-cell office:value-type="string">
            <text:p>A541+A5D1</text:p>
          </table:table-cell>
          <table:table-cell office:value-type="string">
            <text:p>×</text:p>
          </table:table-cell>
        </table:table-row>
        <table:table-row table:style-name="ro5">
          <table:table-cell/>
          <table:table-cell office:value-type="string">
            <text:p>THX GAMES (2ch<text:span text:style-name="T1">素</text:span><text:span text:style-name="T2">)</text:span></text:p>
          </table:table-cell>
          <table:table-cell office:value-type="string">
            <text:p>A541+A5D2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 MUSIC + THX MUSIC</text:p>
          </table:table-cell>
          <table:table-cell office:value-type="string">
            <text:p>A541+A5D3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x MUSIC + THX MUSIC</text:p>
          </table:table-cell>
          <table:table-cell office:value-type="string">
            <text:p>A541+A5D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z Height + THX MUSIC</text:p>
          </table:table-cell>
          <table:table-cell office:value-type="string">
            <text:p>A557+A5D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 GAME + THX GAMES</text:p>
          </table:table-cell>
          <table:table-cell office:value-type="string">
            <text:p>A541+A5D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x GAME + THX GAMES</text:p>
          </table:table-cell>
          <table:table-cell office:value-type="string">
            <text:p>A541+A5D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z Height + THX GAMES</text:p>
          </table:table-cell>
          <table:table-cell office:value-type="string">
            <text:p>A557+A5D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o:X CINEMA + THX CINEMA</text:p>
          </table:table-cell>
          <table:table-cell office:value-type="string">
            <text:p>A542+A5D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o:X MUSIC + THX MUSIC</text:p>
          </table:table-cell>
          <table:table-cell office:value-type="string">
            <text:p>A542+A5D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o:X GAME + THX GAMES</text:p>
          </table:table-cell>
          <table:table-cell office:value-type="string">
            <text:p>A542+A5DA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X</text:p>
          </table:table-cell>
          <table:table-cell office:value-type="string">
            <text:p>THX CINEMA</text:p>
          </table:table-cell>
          <table:table-cell office:value-type="string">
            <text:p>A59A+A5D6</text:p>
          </table:table-cell>
          <table:table-cell office:value-type="string">
            <text:p>×</text:p>
          </table:table-cell>
        </table:table-row>
        <table:table-row table:style-name="ro1">
          <table:table-cell office:value-type="string">
            <text:p>for Multi-ch</text:p>
          </table:table-cell>
          <table:table-cell office:value-type="string">
            <text:p>THX SURROUND EX</text:p>
          </table:table-cell>
          <table:table-cell office:value-type="string">
            <text:p>A59A+A5D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x MOVIE + THX CINEMA</text:p>
          </table:table-cell>
          <table:table-cell office:value-type="string">
            <text:p>A59A+A5D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z Height + THX CINEMA</text:p>
          </table:table-cell>
          <table:table-cell office:value-type="string">
            <text:p>A557+A5D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MATRIX + THX CINEMA</text:p>
          </table:table-cell>
          <table:table-cell office:value-type="string">
            <text:p>A59A+A5DA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DISCRETE + THX CINEMA</text:p>
          </table:table-cell>
          <table:table-cell office:value-type="string">
            <text:p>A59A+A5DB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8ch DISCRETE + THX CINEMA</text:p>
          </table:table-cell>
          <table:table-cell office:value-type="string">
            <text:p>A557+A5CB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THX MUSIC</text:p>
          </table:table-cell>
          <table:table-cell office:value-type="string">
            <text:p>A541+A5DC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THX GAMES</text:p>
          </table:table-cell>
          <table:table-cell office:value-type="string">
            <text:p>A541+A5DD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x MUSIC + THX MUSIC</text:p>
          </table:table-cell>
          <table:table-cell office:value-type="string">
            <text:p>A541+A5DE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z Height + THX MUSIC</text:p>
          </table:table-cell>
          <table:table-cell office:value-type="string">
            <text:p>A557+A5D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2z Height + THX GAMES</text:p>
          </table:table-cell>
          <table:table-cell office:value-type="string">
            <text:p>A557+A5DD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MATRIX + THX MUSIC</text:p>
          </table:table-cell>
          <table:table-cell office:value-type="string">
            <text:p>A542+A5D2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MATRIX + THX GAMES</text:p>
          </table:table-cell>
          <table:table-cell office:value-type="string">
            <text:p>A542+A5D3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DISCRETE + THX MUSIC</text:p>
          </table:table-cell>
          <table:table-cell office:value-type="string">
            <text:p>A542+A5D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DISCRETE + THX GAMES</text:p>
          </table:table-cell>
          <table:table-cell office:value-type="string">
            <text:p>A542+A5D5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8CH DISCRETE + THX MUSIC</text:p>
          </table:table-cell>
          <table:table-cell office:value-type="string">
            <text:p>A542+A5D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S 8CH DISCRETE + THX GAMES</text:p>
          </table:table-cell>
          <table:table-cell office:value-type="string">
            <text:p>A542+A5D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o:X CINEMA + THX CINEMA</text:p>
          </table:table-cell>
          <table:table-cell office:value-type="string">
            <text:p>A542+A5DB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o:X MUSIC + THX MUSIC</text:p>
          </table:table-cell>
          <table:table-cell office:value-type="string">
            <text:p>A542+A5DC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eo:X GAME + THX GAMES</text:p>
          </table:table-cell>
          <table:table-cell office:value-type="string">
            <text:p>A542+A5DD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uto Group</text:p>
          </table:table-cell>
          <table:table-cell office:value-type="string">
            <text:p>AUTO SURR/ALC/STREAM DIRECT</text:p>
          </table:table-cell>
          <table:table-cell office:value-type="string">
            <text:p>A59A+A5C3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uto Group</text:p>
          </table:table-cell>
          <table:table-cell office:value-type="string">
            <text:p>AUTO SURROUND</text:p>
          </table:table-cell>
          <table:table-cell office:value-type="string">
            <text:p>A59F+A5D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Level Control (ALC)</text:p>
          </table:table-cell>
          <table:table-cell office:value-type="string">
            <text:p>A557+A5C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RECT</text:p>
          </table:table-cell>
          <table:table-cell office:value-type="string">
            <text:p>A59A+A5C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URE DIRECT</text:p>
          </table:table-cell>
          <table:table-cell office:value-type="string">
            <text:p>A59A+A5C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OPTIMUM SURROUND</text:p>
          </table:table-cell>
          <table:table-cell office:value-type="string">
            <text:p>A557+A5D0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MIDNIGHT/LOUDNESS</text:p>
          </table:table-cell>
          <table:table-cell office:value-type="string">
            <text:p>A59F+A5CB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SIGNAL SELECT (cyclic)</text:p>
          </table:table-cell>
          <table:table-cell office:value-type="string">
            <text:p>A556+A50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HASE CONTROL ON/OFF (cyclic)</text:p>
          </table:table-cell>
          <table:table-cell office:value-type="string">
            <text:p>A55A+A5C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HASE CONTROL OFF</text:p>
          </table:table-cell>
          <table:table-cell office:value-type="string">
            <text:p>A55A+A5D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HASE CONTROL ON</text:p>
          </table:table-cell>
          <table:table-cell office:value-type="string">
            <text:p>A55A+A5D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ULL BAND PHASE CONTROL ON</text:p>
          </table:table-cell>
          <table:table-cell office:value-type="string">
            <text:p>A55A+A5D2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HANNEL LEVEL</text:p>
          </table:table-cell>
          <table:table-cell office:value-type="string">
            <text:p>CH LEVEL (CH Select)</text:p>
          </table:table-cell>
          <table:table-cell office:value-type="string">
            <text:p>A556+A50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UP</text:p>
          </table:table-cell>
          <table:table-cell office:value-type="string">
            <text:p>A58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DOWN</text:p>
          </table:table-cell>
          <table:table-cell office:value-type="string">
            <text:p>A58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RIGHT</text:p>
          </table:table-cell>
          <table:table-cell office:value-type="string">
            <text:p>A58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LEFT</text:p>
          </table:table-cell>
          <table:table-cell office:value-type="string">
            <text:p>A58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A58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A55D+A509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H LEVEL (+)</text:p>
          </table:table-cell>
          <table:table-cell office:value-type="string">
            <text:p>A542+A50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H LEVEL (-)</text:p>
          </table:table-cell>
          <table:table-cell office:value-type="string">
            <text:p>A541+A507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>
            <text:p>AUDIO PARAMETER</text:p>
          </table:table-cell>
          <table:table-cell office:value-type="string">
            <text:p>A55A+A5C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UP</text:p>
          </table:table-cell>
          <table:table-cell office:value-type="string">
            <text:p>A58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DOWN</text:p>
          </table:table-cell>
          <table:table-cell office:value-type="string">
            <text:p>A58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RIGHT</text:p>
          </table:table-cell>
          <table:table-cell office:value-type="string">
            <text:p>A58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LEFT</text:p>
          </table:table-cell>
          <table:table-cell office:value-type="string">
            <text:p>A58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A58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A55D+A509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coustic Calibration (Basic MCACC)</text:p>
          </table:table-cell>
          <table:table-cell office:value-type="string">
            <text:p>A59F+A5DC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CACC Memory (MCACC Position) (cyclic)</text:p>
          </table:table-cell>
          <table:table-cell office:value-type="string">
            <text:p>A55A+A5C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CACC Memory 1</text:p>
          </table:table-cell>
          <table:table-cell office:value-type="string">
            <text:p>A513+A50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CACC Memory 2</text:p>
          </table:table-cell>
          <table:table-cell office:value-type="string">
            <text:p>A513+A50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CACC Memory 3</text:p>
          </table:table-cell>
          <table:table-cell office:value-type="string">
            <text:p>A513+A50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CACC Memory 4</text:p>
          </table:table-cell>
          <table:table-cell office:value-type="string">
            <text:p>A513+A50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CACC Memory 5</text:p>
          </table:table-cell>
          <table:table-cell office:value-type="string">
            <text:p>A513+A50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CACC Memory 6</text:p>
          </table:table-cell>
          <table:table-cell office:value-type="string">
            <text:p>A513+A50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ONE ON/BYPASS (cyclic)</text:p>
          </table:table-cell>
          <table:table-cell office:value-type="string">
            <text:p>A557+A5C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BASS UP</text:p>
          </table:table-cell>
          <table:table-cell office:value-type="string">
            <text:p>A557+A50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BASS DOWN</text:p>
          </table:table-cell>
          <table:table-cell office:value-type="string">
            <text:p>A557+A50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REBLE UP</text:p>
          </table:table-cell>
          <table:table-cell office:value-type="string">
            <text:p>A557+A50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REBLE DOWN</text:p>
          </table:table-cell>
          <table:table-cell office:value-type="string">
            <text:p>A557+A50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SOUND RETRIEVER (cyclic)</text:p>
          </table:table-cell>
          <table:table-cell office:value-type="string">
            <text:p>A55A+A5CD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SOUND RETRIEVER OFF</text:p>
          </table:table-cell>
          <table:table-cell office:value-type="string">
            <text:p>A55A+A5D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UTO SOUND RETRIEVER ON</text:p>
          </table:table-cell>
          <table:table-cell office:value-type="string">
            <text:p>A55A+A5D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GITAL NOISE REDUCTION (cyclic)</text:p>
          </table:table-cell>
          <table:table-cell office:value-type="string">
            <text:p>A559+A50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ALOG ENHACEMENT UP</text:p>
          </table:table-cell>
          <table:table-cell office:value-type="string">
            <text:p>A59F+A5D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i-BIT (cyclic)</text:p>
          </table:table-cell>
          <table:table-cell office:value-type="string">
            <text:p>A559+A50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GITAL FILTER UP</text:p>
          </table:table-cell>
          <table:table-cell office:value-type="string">
            <text:p>A558+A5D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ANALOG INPUT ATT (cyclic)</text:p>
          </table:table-cell>
          <table:table-cell office:value-type="string">
            <text:p>A55E+A50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AUDIO (cyclic)</text:p>
          </table:table-cell>
          <table:table-cell office:value-type="string">
            <text:p>A556+A5C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AUDIO AMP</text:p>
          </table:table-cell>
          <table:table-cell office:value-type="string">
            <text:p>A55B+A5C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HDMI AUDIO THROUGH</text:p>
          </table:table-cell>
          <table:table-cell office:value-type="string">
            <text:p>A55B+A5C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rtual SB (cyclic)</text:p>
          </table:table-cell>
          <table:table-cell office:value-type="string">
            <text:p>A558+A5D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rtual SB ON</text:p>
          </table:table-cell>
          <table:table-cell office:value-type="string">
            <text:p>A558+A5D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rtual SB OFF</text:p>
          </table:table-cell>
          <table:table-cell office:value-type="string">
            <text:p>A558+A5D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rtual Height (cyclic)</text:p>
          </table:table-cell>
          <table:table-cell office:value-type="string">
            <text:p>A558+A5D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rtual Height ON</text:p>
          </table:table-cell>
          <table:table-cell office:value-type="string">
            <text:p>A558+A5D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rtual Height OFF</text:p>
          </table:table-cell>
          <table:table-cell office:value-type="string">
            <text:p>A558+A5D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rtual Depth UP</text:p>
          </table:table-cell>
          <table:table-cell office:value-type="string">
            <text:p>A558+A5D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VIRTUAL WIDE (cyclic)</text:p>
          </table:table-cell>
          <table:table-cell office:value-type="string">
            <text:p>A558+A5D9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>
            <text:p>VIDEO PARAMETER</text:p>
          </table:table-cell>
          <table:table-cell office:value-type="string">
            <text:p>A55B+A5C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UP</text:p>
          </table:table-cell>
          <table:table-cell office:value-type="string">
            <text:p>A58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DOWN</text:p>
          </table:table-cell>
          <table:table-cell office:value-type="string">
            <text:p>A58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RIGHT</text:p>
          </table:table-cell>
          <table:table-cell office:value-type="string">
            <text:p>A58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LEFT</text:p>
          </table:table-cell>
          <table:table-cell office:value-type="string">
            <text:p>A58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A58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A55D+A509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OME MENU</text:p>
          </table:table-cell>
          <table:table-cell office:value-type="string">
            <text:p>HOME MENU / SYSTEM SETUP</text:p>
          </table:table-cell>
          <table:table-cell office:value-type="string">
            <text:p>A59B+A5D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UP</text:p>
          </table:table-cell>
          <table:table-cell office:value-type="string">
            <text:p>A58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DOWN</text:p>
          </table:table-cell>
          <table:table-cell office:value-type="string">
            <text:p>A58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RIGHT</text:p>
          </table:table-cell>
          <table:table-cell office:value-type="string">
            <text:p>A58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LEFT</text:p>
          </table:table-cell>
          <table:table-cell office:value-type="string">
            <text:p>A58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A58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A55D+A50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OPERATION MODE(cyclic)</text:p>
          </table:table-cell>
          <table:table-cell office:value-type="string">
            <text:p>A513+A5C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OPERATION MODE Basic</text:p>
          </table:table-cell>
          <table:table-cell office:value-type="string">
            <text:p>A513+A5C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OPERATION MODE Expert</text:p>
          </table:table-cell>
          <table:table-cell office:value-type="string">
            <text:p>A513+A5C5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uner system</text:p>
          </table:table-cell>
          <table:table-cell office:value-type="string">
            <text:p>TUNER 0</text:p>
          </table:table-cell>
          <table:table-cell office:value-type="string">
            <text:p>A40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1</text:p>
          </table:table-cell>
          <table:table-cell office:value-type="string">
            <text:p>A40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2</text:p>
          </table:table-cell>
          <table:table-cell office:value-type="string">
            <text:p>A40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3</text:p>
          </table:table-cell>
          <table:table-cell office:value-type="string">
            <text:p>A40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4</text:p>
          </table:table-cell>
          <table:table-cell office:value-type="string">
            <text:p>A40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5</text:p>
          </table:table-cell>
          <table:table-cell office:value-type="string">
            <text:p>A40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6</text:p>
          </table:table-cell>
          <table:table-cell office:value-type="string">
            <text:p>A40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7</text:p>
          </table:table-cell>
          <table:table-cell office:value-type="string">
            <text:p>A40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8</text:p>
          </table:table-cell>
          <table:table-cell office:value-type="string">
            <text:p>A40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9</text:p>
          </table:table-cell>
          <table:table-cell office:value-type="string">
            <text:p>A40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ESET UP</text:p>
          </table:table-cell>
          <table:table-cell office:value-type="string">
            <text:p>A41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ESET DOWN</text:p>
          </table:table-cell>
          <table:table-cell office:value-type="string">
            <text:p>A41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REQUENCY UP</text:p>
          </table:table-cell>
          <table:table-cell office:value-type="string">
            <text:p>A45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REQUENCY DOWN</text:p>
          </table:table-cell>
          <table:table-cell office:value-type="string">
            <text:p>A45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BAND</text:p>
          </table:table-cell>
          <table:table-cell office:value-type="string">
            <text:p>A41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M</text:p>
          </table:table-cell>
          <table:table-cell office:value-type="string">
            <text:p>A40D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AM</text:p>
          </table:table-cell>
          <table:table-cell office:value-type="string">
            <text:p>A40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EDIT</text:p>
          </table:table-cell>
          <table:table-cell office:value-type="string">
            <text:p>A45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ENTER</text:p>
          </table:table-cell>
          <table:table-cell office:value-type="string">
            <text:p>A45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UNER RETURN</text:p>
          </table:table-cell>
          <table:table-cell office:value-type="string">
            <text:p>A45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PX/NOISE CUT</text:p>
          </table:table-cell>
          <table:table-cell office:value-type="string">
            <text:p>A41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A44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RECT ACCESS</text:p>
          </table:table-cell>
          <table:table-cell office:value-type="string">
            <text:p>A443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ISPLAY</text:p>
          </table:table-cell>
          <table:table-cell office:value-type="string">
            <text:p>A44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TY SEARCH</text:p>
          </table:table-cell>
          <table:table-cell office:value-type="string">
            <text:p>A442</text:p>
          </table:table-cell>
          <table:table-cell office:value-type="string">
            <text:p>×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Pod system</text:p>
          </table:table-cell>
          <table:table-cell office:value-type="string">
            <text:p>PLAY</text:p>
          </table:table-cell>
          <table:table-cell office:value-type="string">
            <text:p>A598+A5C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AUSE</text:p>
          </table:table-cell>
          <table:table-cell office:value-type="string">
            <text:p>A598+A5C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A598+A5C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EVIOUS (|&lt;|&lt;|)</text:p>
          </table:table-cell>
          <table:table-cell office:value-type="string">
            <text:p>A598+A5C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XT (|&gt;|&gt;|)</text:p>
          </table:table-cell>
          <table:table-cell office:value-type="string">
            <text:p>A598+A5C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V (&lt;|&lt;|)</text:p>
          </table:table-cell>
          <table:table-cell office:value-type="string">
            <text:p>A598+A5C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WD (|&gt;|&gt;)</text:p>
          </table:table-cell>
          <table:table-cell office:value-type="string">
            <text:p>A598+A5C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PEAT</text:p>
          </table:table-cell>
          <table:table-cell office:value-type="string">
            <text:p>A598+A5C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HUFFLE</text:p>
          </table:table-cell>
          <table:table-cell office:value-type="string">
            <text:p>A598+A5C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SPLAY</text:p>
          </table:table-cell>
          <table:table-cell office:value-type="string">
            <text:p>A598+A5C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iPod CONTROL</text:p>
          </table:table-cell>
          <table:table-cell office:value-type="string">
            <text:p>A598+A5C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UP</text:p>
          </table:table-cell>
          <table:table-cell office:value-type="string">
            <text:p>A598+A5D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DOWN</text:p>
          </table:table-cell>
          <table:table-cell office:value-type="string">
            <text:p>A598+A5D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RIGHT</text:p>
          </table:table-cell>
          <table:table-cell office:value-type="string">
            <text:p>A598+A5D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LEFT</text:p>
          </table:table-cell>
          <table:table-cell office:value-type="string">
            <text:p>A598+A5D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A598+A5D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A598+A5D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OP MENU</text:p>
          </table:table-cell>
          <table:table-cell office:value-type="string">
            <text:p>A598+A5D6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APTER PORT system</text:p>
          </table:table-cell>
          <table:table-cell office:value-type="string">
            <text:p>PLAY</text:p>
          </table:table-cell>
          <table:table-cell office:value-type="string">
            <text:p>A55B+AF2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AUSE</text:p>
          </table:table-cell>
          <table:table-cell office:value-type="string">
            <text:p>A55B+AF2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A55B+AF2C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EVIOUS (|&lt;|&lt;|)</text:p>
          </table:table-cell>
          <table:table-cell office:value-type="string">
            <text:p>A55B+AF2D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XT (|&gt;|&gt;|)</text:p>
          </table:table-cell>
          <table:table-cell office:value-type="string">
            <text:p>A55B+AF2E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V (&lt;|&lt;|)</text:p>
          </table:table-cell>
          <table:table-cell office:value-type="string">
            <text:p>A55B+AF2F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WD (|&gt;|&gt;)</text:p>
          </table:table-cell>
          <table:table-cell office:value-type="string">
            <text:p>A55B+AF3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SPLAY</text:p>
          </table:table-cell>
          <table:table-cell office:value-type="string">
            <text:p>A55B+AF3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UP</text:p>
          </table:table-cell>
          <table:table-cell office:value-type="string">
            <text:p>A55B+AF3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DOWN</text:p>
          </table:table-cell>
          <table:table-cell office:value-type="string">
            <text:p>A55B+AF3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RIGHT</text:p>
          </table:table-cell>
          <table:table-cell office:value-type="string">
            <text:p>A55B+AF3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LEFT</text:p>
          </table:table-cell>
          <table:table-cell office:value-type="string">
            <text:p>A55B+AF3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A55B+AF3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A55B+AF3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PEAT</text:p>
          </table:table-cell>
          <table:table-cell office:value-type="string">
            <text:p>A55B+AF3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ANDOM</text:p>
          </table:table-cell>
          <table:table-cell office:value-type="string">
            <text:p>A55B+AF3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TOP MENU</text:p>
          </table:table-cell>
          <table:table-cell office:value-type="string">
            <text:p>A55B+AF3B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ETWORK system</text:p>
          </table:table-cell>
          <table:table-cell office:value-type="string">
            <text:p>NETWORK 0</text:p>
          </table:table-cell>
          <table:table-cell office:value-type="string">
            <text:p>A597+A50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1</text:p>
          </table:table-cell>
          <table:table-cell office:value-type="string">
            <text:p>A597+A50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2</text:p>
          </table:table-cell>
          <table:table-cell office:value-type="string">
            <text:p>A597+A50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3</text:p>
          </table:table-cell>
          <table:table-cell office:value-type="string">
            <text:p>A597+A50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4</text:p>
          </table:table-cell>
          <table:table-cell office:value-type="string">
            <text:p>A597+A50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5</text:p>
          </table:table-cell>
          <table:table-cell office:value-type="string">
            <text:p>A597+A50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6</text:p>
          </table:table-cell>
          <table:table-cell office:value-type="string">
            <text:p>A597+A50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7</text:p>
          </table:table-cell>
          <table:table-cell office:value-type="string">
            <text:p>A597+A50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8</text:p>
          </table:table-cell>
          <table:table-cell office:value-type="string">
            <text:p>A597+A50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TWORK 9</text:p>
          </table:table-cell>
          <table:table-cell office:value-type="string">
            <text:p>A597+A50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LAY</text:p>
          </table:table-cell>
          <table:table-cell office:value-type="string">
            <text:p>A597+A5C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AUSE</text:p>
          </table:table-cell>
          <table:table-cell office:value-type="string">
            <text:p>A597+A5C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EVIOUS (|&lt;|&lt;|)</text:p>
          </table:table-cell>
          <table:table-cell office:value-type="string">
            <text:p>A597+A5C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NEXT (|&gt;|&gt;|)</text:p>
          </table:table-cell>
          <table:table-cell office:value-type="string">
            <text:p>A597+A5C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V (&lt;|&lt;|)</text:p>
          </table:table-cell>
          <table:table-cell office:value-type="string">
            <text:p>A597+A5C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FWD (|&gt;|&gt;)</text:p>
          </table:table-cell>
          <table:table-cell office:value-type="string">
            <text:p>A597+A5C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DISPLAY</text:p>
          </table:table-cell>
          <table:table-cell office:value-type="string">
            <text:p>A597+A5C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A597+A5C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UP</text:p>
          </table:table-cell>
          <table:table-cell office:value-type="string">
            <text:p>A597+A5D0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DOWN</text:p>
          </table:table-cell>
          <table:table-cell office:value-type="string">
            <text:p>A597+A5D1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RIGHT</text:p>
          </table:table-cell>
          <table:table-cell office:value-type="string">
            <text:p>A597+A5D2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URSOR LEFT</text:p>
          </table:table-cell>
          <table:table-cell office:value-type="string">
            <text:p>A597+A5D3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A597+A5D4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A597+A5D5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PROGRAM</text:p>
          </table:table-cell>
          <table:table-cell office:value-type="string">
            <text:p>A597+A5D6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LEAR</text:p>
          </table:table-cell>
          <table:table-cell office:value-type="string">
            <text:p>A597+A5D7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EPEAT</text:p>
          </table:table-cell>
          <table:table-cell office:value-type="string">
            <text:p>A597+A5D8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RANDOM</text:p>
          </table:table-cell>
          <table:table-cell office:value-type="string">
            <text:p>A597+A5D9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A597+A5DA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A597+A5DB</text:p>
          </table:table-cell>
          <table:table-cell office:value-type="string">
            <text:p>○</text:p>
          </table:table-cell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A597+A5DC</text:p>
          </table:table-cell>
          <table:table-cell office:value-type="string">
            <text:p>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HL system</text:p>
          </table:table-cell>
          <table:table-cell office:value-type="string">
            <text:p>Select</text:p>
          </table:table-cell>
          <table:table-cell office:value-type="string">
            <text:p>A541+AF20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Up</text:p>
          </table:table-cell>
          <table:table-cell office:value-type="string">
            <text:p>A541+AF21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Down</text:p>
          </table:table-cell>
          <table:table-cell office:value-type="string">
            <text:p>A541+AF22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Left</text:p>
          </table:table-cell>
          <table:table-cell office:value-type="string">
            <text:p>A541+AF23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Right</text:p>
          </table:table-cell>
          <table:table-cell office:value-type="string">
            <text:p>A541+AF2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Root Menu</text:p>
          </table:table-cell>
          <table:table-cell office:value-type="string">
            <text:p>A541+AF25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xit</text:p>
          </table:table-cell>
          <table:table-cell office:value-type="string">
            <text:p>A541+AF2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0</text:p>
          </table:table-cell>
          <table:table-cell office:value-type="string">
            <text:p>A541+AF2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1</text:p>
          </table:table-cell>
          <table:table-cell office:value-type="string">
            <text:p>A541+AF2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2</text:p>
          </table:table-cell>
          <table:table-cell office:value-type="string">
            <text:p>A541+AF2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3</text:p>
          </table:table-cell>
          <table:table-cell office:value-type="string">
            <text:p>A541+AF2A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4</text:p>
          </table:table-cell>
          <table:table-cell office:value-type="string">
            <text:p>A541+AF2B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5</text:p>
          </table:table-cell>
          <table:table-cell office:value-type="string">
            <text:p>A541+AF2C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6</text:p>
          </table:table-cell>
          <table:table-cell office:value-type="string">
            <text:p>A541+AF2D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7</text:p>
          </table:table-cell>
          <table:table-cell office:value-type="string">
            <text:p>A541+AF2E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8</text:p>
          </table:table-cell>
          <table:table-cell office:value-type="string">
            <text:p>A541+AF2F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Numeric 9</text:p>
          </table:table-cell>
          <table:table-cell office:value-type="string">
            <text:p>A541+AF30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A541+AF31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Clear</text:p>
          </table:table-cell>
          <table:table-cell office:value-type="string">
            <text:p>A541+AF32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Channel Up</text:p>
          </table:table-cell>
          <table:table-cell office:value-type="string">
            <text:p>A541+AF33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Channel Down</text:p>
          </table:table-cell>
          <table:table-cell office:value-type="string">
            <text:p>A541+AF34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Sound Select</text:p>
          </table:table-cell>
          <table:table-cell office:value-type="string">
            <text:p>A541+AF36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lay</text:p>
          </table:table-cell>
          <table:table-cell office:value-type="string">
            <text:p>A541+AF37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A541+AF38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Pause</text:p>
          </table:table-cell>
          <table:table-cell office:value-type="string">
            <text:p>A541+AF39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Rewind</text:p>
          </table:table-cell>
          <table:table-cell office:value-type="string">
            <text:p>A541+AF3B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Fast Forward</text:p>
          </table:table-cell>
          <table:table-cell office:value-type="string">
            <text:p>A541+AF3C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Forward</text:p>
          </table:table-cell>
          <table:table-cell office:value-type="string">
            <text:p>A541+AF3F</text:p>
          </table:table-cell>
          <table:table-cell office:value-type="string">
            <text:p>×</text:p>
          </table:table-cell>
        </table:table-row>
        <table:table-row table:style-name="ro1">
          <table:table-cell/>
          <table:table-cell office:value-type="string">
            <text:p>Backward</text:p>
          </table:table-cell>
          <table:table-cell office:value-type="string">
            <text:p>A541+AF3E</text:p>
          </table:table-cell>
          <table:table-cell office:value-type="string">
            <text:p>×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7" number:min-integer-digits="1" number:grouping="true"/>
    </number:number-style>
    <number:number-style style:name="N124">
      <style:text-properties fo:color="#ff0000"/>
      <number:text>-</number:text>
      <number:number number:decimal-places="7" number:min-integer-digits="1" number:grouping="true"/>
      <style:map style:condition="value()&gt;=0" style:apply-style-name="N124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40_5f_Caution仕様書sample" style:display-name="標準_40_Caution仕様書samp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標準_5f_FY13AVR_5f_All_5f_User_5f_Event仕様書" style:display-name="標準_FY13AVR_All_User_Event仕様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V4simuke_5f_0.4_5f_V5仕様簡略版_5f_V5仕様簡略版_28_20070510_29_" style:display-name="標準_V4simuke_0.4_V5仕様簡略版_V5仕様簡略版(20070510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08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2:05.99</meta:creation-date>
    <dc:date>2013-04-08T08:14:43.81</dc:date>
    <meta:editing-duration>PT22M36S</meta:editing-duration>
    <meta:editing-cycles>4</meta:editing-cycles>
    <meta:generator>OpenOffice.org/3.4$Win32 OpenOffice.org_project/340m1$Build-9590</meta:generator>
    <meta:document-statistic meta:table-count="3" meta:cell-count="1447" meta:object-count="0"/>
  </office:meta>
</office:document-meta>
</file>